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d3be3" officeooo:paragraph-rsid="001d3be3"/>
    </style:style>
    <style:style style:name="P2" style:family="paragraph" style:parent-style-name="Standard">
      <style:text-properties fo:language="ru" fo:country="RU" officeooo:rsid="001d3be3" officeooo:paragraph-rsid="0025765e"/>
    </style:style>
    <style:style style:name="P3" style:family="paragraph" style:parent-style-name="Standard">
      <style:text-properties fo:language="ru" fo:country="RU" fo:font-style="italic" officeooo:rsid="001d3be3" officeooo:paragraph-rsid="001f23ab" style:font-style-asian="italic" style:font-style-complex="italic"/>
    </style:style>
    <style:style style:name="P4" style:family="paragraph" style:parent-style-name="Standard">
      <style:text-properties fo:language="ru" fo:country="RU" fo:font-style="italic" officeooo:rsid="001d3be3" officeooo:paragraph-rsid="00455c5a" style:font-style-asian="italic" style:font-style-complex="italic"/>
    </style:style>
    <style:style style:name="P5" style:family="paragraph" style:parent-style-name="Standard">
      <style:text-properties fo:language="ru" fo:country="RU" fo:font-style="italic" officeooo:rsid="001d3be3" officeooo:paragraph-rsid="0067f92b" style:font-style-asian="italic" style:font-style-complex="italic"/>
    </style:style>
    <style:style style:name="P6" style:family="paragraph" style:parent-style-name="Standard">
      <style:text-properties fo:language="ru" fo:country="RU" fo:font-style="italic" officeooo:rsid="001d3be3" officeooo:paragraph-rsid="009288ac" style:font-style-asian="italic" style:font-style-complex="italic"/>
    </style:style>
    <style:style style:name="P7" style:family="paragraph" style:parent-style-name="Standard">
      <style:text-properties fo:language="ru" fo:country="RU" fo:font-style="italic" officeooo:rsid="001d3be3" officeooo:paragraph-rsid="009352be" style:font-style-asian="italic" style:font-style-complex="italic"/>
    </style:style>
    <style:style style:name="P8" style:family="paragraph" style:parent-style-name="Standard">
      <style:text-properties fo:language="ru" fo:country="RU" fo:font-style="italic" officeooo:rsid="00242e21" officeooo:paragraph-rsid="0067f92b" style:font-style-asian="italic" style:font-style-complex="italic"/>
    </style:style>
    <style:style style:name="P9" style:family="paragraph" style:parent-style-name="Standard">
      <style:text-properties fo:language="ru" fo:country="RU" fo:font-style="italic" officeooo:rsid="0080eafe" officeooo:paragraph-rsid="008e63f6" style:font-style-asian="italic" style:font-style-complex="italic"/>
    </style:style>
    <style:style style:name="P10" style:family="paragraph" style:parent-style-name="Standard">
      <style:text-properties fo:language="ru" fo:country="RU" fo:font-style="italic" officeooo:rsid="001f23ab" officeooo:paragraph-rsid="00828782" style:font-style-asian="italic" style:font-style-complex="italic"/>
    </style:style>
    <style:style style:name="P11" style:family="paragraph" style:parent-style-name="Standard">
      <style:text-properties fo:language="ru" fo:country="RU" fo:font-style="italic" officeooo:rsid="001f23ab" officeooo:paragraph-rsid="008e63f6" style:font-style-asian="italic" style:font-style-complex="italic"/>
    </style:style>
    <style:style style:name="P12" style:family="paragraph" style:parent-style-name="Standard">
      <style:text-properties fo:language="ru" fo:country="RU" fo:font-style="italic" officeooo:rsid="0090294f" officeooo:paragraph-rsid="0090294f" style:font-style-asian="italic" style:font-style-complex="italic"/>
    </style:style>
    <style:style style:name="P13" style:family="paragraph" style:parent-style-name="Standard">
      <style:text-properties fo:language="ru" fo:country="RU" fo:font-style="italic" officeooo:rsid="00296397" officeooo:paragraph-rsid="00296397" style:font-style-asian="italic" style:font-style-complex="italic"/>
    </style:style>
    <style:style style:name="P14" style:family="paragraph" style:parent-style-name="Standard">
      <style:text-properties fo:language="ru" fo:country="RU" fo:font-style="italic" officeooo:rsid="00296397" officeooo:paragraph-rsid="00728f47" style:font-style-asian="italic" style:font-style-complex="italic"/>
    </style:style>
    <style:style style:name="P15" style:family="paragraph" style:parent-style-name="Standard">
      <style:text-properties fo:language="ru" fo:country="RU" fo:font-style="normal" officeooo:rsid="0040922a" officeooo:paragraph-rsid="0040922a" style:font-style-asian="normal" style:font-style-complex="normal"/>
    </style:style>
    <style:style style:name="P16" style:family="paragraph" style:parent-style-name="Standard">
      <style:text-properties fo:language="ru" fo:country="RU" fo:font-style="normal" officeooo:rsid="0035eb8b" officeooo:paragraph-rsid="00455c5a" style:font-style-asian="normal" style:font-style-complex="normal"/>
    </style:style>
    <style:style style:name="P17" style:family="paragraph" style:parent-style-name="Standard">
      <style:text-properties fo:language="ru" fo:country="RU" fo:font-style="normal" officeooo:rsid="00700103" officeooo:paragraph-rsid="00700103" style:font-style-asian="normal" style:font-style-complex="normal"/>
    </style:style>
    <style:style style:name="P18" style:family="paragraph" style:parent-style-name="Standard">
      <style:text-properties fo:language="ru" fo:country="RU" fo:font-style="normal" officeooo:rsid="001e21b4" officeooo:paragraph-rsid="001e21b4" style:font-style-asian="normal" style:font-style-complex="normal"/>
    </style:style>
    <style:style style:name="P19" style:family="paragraph" style:parent-style-name="Standard">
      <style:text-properties fo:language="ru" fo:country="RU" fo:font-style="normal" officeooo:rsid="0080eafe" officeooo:paragraph-rsid="0080eafe" style:font-style-asian="normal" style:font-style-complex="normal"/>
    </style:style>
    <style:style style:name="P20" style:family="paragraph" style:parent-style-name="Standard">
      <style:text-properties fo:language="ru" fo:country="RU" fo:font-style="normal" officeooo:rsid="00296397" officeooo:paragraph-rsid="00296397" style:font-style-asian="normal" style:font-style-complex="normal"/>
    </style:style>
    <style:style style:name="P21" style:family="paragraph" style:parent-style-name="Standard">
      <style:text-properties fo:language="ru" fo:country="RU" fo:font-style="normal" fo:font-weight="normal" officeooo:rsid="0090294f" officeooo:paragraph-rsid="0090294f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language="ru" fo:country="RU" officeooo:rsid="0042b395" officeooo:paragraph-rsid="0042b395"/>
    </style:style>
    <style:style style:name="P23" style:family="paragraph" style:parent-style-name="Standard">
      <style:text-properties fo:language="en" fo:country="US" officeooo:rsid="002621b7" officeooo:paragraph-rsid="0025765e"/>
    </style:style>
    <style:style style:name="P24" style:family="paragraph" style:parent-style-name="Standard">
      <style:text-properties fo:language="en" fo:country="US" fo:font-style="italic" officeooo:rsid="00296397" officeooo:paragraph-rsid="00728f47" style:font-style-asian="italic" style:font-style-complex="italic"/>
    </style:style>
    <style:style style:name="P25" style:family="paragraph" style:parent-style-name="Standard">
      <style:text-properties fo:language="en" fo:country="US" fo:font-style="italic" officeooo:rsid="00715121" officeooo:paragraph-rsid="00728f47" style:font-style-asian="italic" style:font-style-complex="italic"/>
    </style:style>
    <style:style style:name="P26" style:family="paragraph" style:parent-style-name="Standard">
      <style:text-properties fo:language="en" fo:country="US" fo:font-style="italic" officeooo:rsid="00715121" officeooo:paragraph-rsid="00958f03" style:font-style-asian="italic" style:font-style-complex="italic"/>
    </style:style>
    <style:style style:name="P27" style:family="paragraph" style:parent-style-name="Standard">
      <style:text-properties fo:language="en" fo:country="US" fo:font-style="italic" officeooo:rsid="0084a250" officeooo:paragraph-rsid="0084a250" style:font-style-asian="italic" style:font-style-complex="italic"/>
    </style:style>
    <style:style style:name="P28" style:family="paragraph" style:parent-style-name="Standard" style:list-style-name="L1">
      <style:text-properties fo:language="ru" fo:country="RU" fo:font-style="normal" fo:font-weight="normal" officeooo:rsid="0090294f" officeooo:paragraph-rsid="0090294f" style:font-style-asian="normal" style:font-weight-asian="normal" style:font-style-complex="normal" style:font-weight-complex="normal"/>
    </style:style>
    <style:style style:name="P29" style:family="paragraph" style:parent-style-name="Standard" style:list-style-name="L1">
      <style:text-properties fo:language="ru" fo:country="RU" fo:font-style="normal" fo:font-weight="normal" officeooo:rsid="0093c038" officeooo:paragraph-rsid="0090294f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language="ru" fo:country="RU" fo:font-style="normal" officeooo:rsid="00938410" officeooo:paragraph-rsid="00828782" style:font-style-asian="normal" style:font-style-complex="normal"/>
    </style:style>
    <style:style style:name="P31" style:family="paragraph" style:parent-style-name="Standard" style:list-style-name="L2">
      <style:text-properties fo:language="ru" fo:country="RU" fo:font-style="normal" officeooo:rsid="0040922a" officeooo:paragraph-rsid="0084a250" style:font-style-asian="normal" style:font-style-complex="normal"/>
    </style:style>
    <style:style style:name="P32" style:family="paragraph" style:parent-style-name="Standard" style:list-style-name="L2">
      <style:text-properties fo:language="ru" fo:country="RU" fo:font-style="normal" officeooo:rsid="0042b395" officeooo:paragraph-rsid="0044c174" style:font-style-asian="normal" style:font-style-complex="normal"/>
    </style:style>
    <style:style style:name="P33" style:family="paragraph" style:parent-style-name="Standard" style:list-style-name="L2">
      <style:text-properties fo:language="ru" fo:country="RU" fo:font-style="normal" officeooo:rsid="0050df6e" officeooo:paragraph-rsid="0050df6e" style:font-style-asian="normal" style:font-style-complex="normal"/>
    </style:style>
    <style:style style:name="P34" style:family="paragraph" style:parent-style-name="Standard" style:list-style-name="L2">
      <style:text-properties fo:language="ru" fo:country="RU" fo:font-style="normal" officeooo:rsid="00524760" officeooo:paragraph-rsid="00524760" style:font-style-asian="normal" style:font-style-complex="normal"/>
    </style:style>
    <style:style style:name="P35" style:family="paragraph" style:parent-style-name="Standard" style:list-style-name="L1">
      <style:text-properties fo:language="ru" fo:country="RU" officeooo:rsid="0090294f" officeooo:paragraph-rsid="0090294f"/>
    </style:style>
    <style:style style:name="P36" style:family="paragraph" style:parent-style-name="Standard" style:list-style-name="L2">
      <style:text-properties fo:language="ru" fo:country="RU" officeooo:rsid="0040922a" officeooo:paragraph-rsid="0040922a"/>
    </style:style>
    <style:style style:name="P37" style:family="paragraph" style:parent-style-name="Standard" style:list-style-name="L3">
      <style:text-properties officeooo:paragraph-rsid="0044c174"/>
    </style:style>
    <style:style style:name="P38" style:family="paragraph" style:parent-style-name="Standard" style:list-style-name="L3">
      <style:text-properties officeooo:paragraph-rsid="0074ea51"/>
    </style:style>
    <style:style style:name="P39" style:family="paragraph" style:parent-style-name="Standard" style:list-style-name="L2">
      <style:text-properties officeooo:rsid="0047c054" officeooo:paragraph-rsid="00a94518"/>
    </style:style>
    <style:style style:name="P40" style:family="paragraph">
      <loext:graphic-properties draw:fill="none" draw:fill-color="#ffffff"/>
      <style:text-properties fo:font-size="12pt"/>
    </style:style>
    <style:style style:name="P41" style:family="paragraph">
      <style:paragraph-properties fo:text-align="center"/>
    </style:style>
    <style:style style:name="P42" style:family="paragraph">
      <loext:graphic-properties draw:fill="none" draw:fill-color="#ffffff"/>
      <style:paragraph-properties fo:text-align="center"/>
      <style:text-properties fo:font-size="12pt"/>
    </style:style>
    <style:style style:name="P43" style:family="paragraph">
      <loext:graphic-properties draw:fill-color="#ff6600"/>
      <style:paragraph-properties fo:text-align="center"/>
      <style:text-properties fo:font-size="12pt"/>
    </style:style>
    <style:style style:name="P44" style:family="paragraph">
      <loext:graphic-properties draw:fill-color="#33ff99"/>
      <style:paragraph-properties fo:text-align="center"/>
      <style:text-properties fo:font-size="12pt"/>
    </style:style>
    <style:style style:name="P45" style:family="paragraph">
      <style:text-properties fo:font-size="12pt"/>
    </style:style>
    <style:style style:name="P46" style:family="paragraph">
      <loext:graphic-properties draw:fill="none" draw:fill-color="#ffffff"/>
      <style:text-properties style:font-name="Times New Roman" fo:font-size="12pt"/>
    </style:style>
    <style:style style:name="P47" style:family="paragraph">
      <loext:graphic-properties draw:fill="none" draw:fill-color="#ffffff"/>
      <style:text-properties fo:font-size="12pt" fo:language="ru" fo:country="RU"/>
    </style:style>
    <style:style style:name="P48" style:family="paragraph">
      <loext:graphic-properties draw:fill="none" draw:fill-color="#ffffff"/>
      <style:text-properties style:font-name="Times New Roman" fo:font-size="12pt" fo:language="ru" fo:country="RU"/>
    </style:style>
    <style:style style:name="P49" style:family="paragraph">
      <style:paragraph-properties fo:text-align="center"/>
      <style:text-properties fo:font-size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fo:font-weight="normal" officeooo:rsid="001e21b4" style:font-style-asian="normal" style:font-weight-asian="normal" style:font-style-complex="normal" style:font-weight-complex="normal"/>
    </style:style>
    <style:style style:name="T3" style:family="text">
      <style:text-properties fo:language="en" fo:country="US" fo:font-style="normal" fo:font-weight="normal" officeooo:rsid="0037621f" style:font-style-asian="normal" style:font-weight-asian="normal" style:font-style-complex="normal" style:font-weight-complex="normal"/>
    </style:style>
    <style:style style:name="T4" style:family="text">
      <style:text-properties fo:language="en" fo:country="US" fo:font-style="normal" fo:font-weight="normal" officeooo:rsid="0098c13c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fo:font-weight="normal" officeooo:rsid="0099c3b8" style:font-style-asian="normal" style:font-weight-asian="normal" style:font-style-complex="normal" style:font-weight-complex="norm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fo:font-style="normal" officeooo:rsid="001fc0f4" style:font-style-asian="normal" style:font-style-complex="normal"/>
    </style:style>
    <style:style style:name="T8" style:family="text">
      <style:text-properties fo:language="en" fo:country="US" fo:font-style="normal" officeooo:rsid="004c58d5" style:font-style-asian="normal" style:font-style-complex="normal"/>
    </style:style>
    <style:style style:name="T9" style:family="text">
      <style:text-properties fo:language="en" fo:country="US" fo:font-style="normal" officeooo:rsid="005f2f3d" style:font-style-asian="normal" style:font-style-complex="normal"/>
    </style:style>
    <style:style style:name="T10" style:family="text">
      <style:text-properties fo:language="en" fo:country="US" fo:font-style="normal" officeooo:rsid="00661ba2" style:font-style-asian="normal" style:font-style-complex="normal"/>
    </style:style>
    <style:style style:name="T11" style:family="text">
      <style:text-properties fo:language="en" fo:country="US" fo:font-style="normal" officeooo:rsid="006d39e0" style:font-style-asian="normal" style:font-style-complex="normal"/>
    </style:style>
    <style:style style:name="T12" style:family="text">
      <style:text-properties fo:language="en" fo:country="US" fo:font-style="normal" officeooo:rsid="0074ea2a" style:font-style-asian="normal" style:font-style-complex="normal"/>
    </style:style>
    <style:style style:name="T13" style:family="text">
      <style:text-properties fo:language="en" fo:country="US" fo:font-style="normal" officeooo:rsid="008cb64e" style:font-style-asian="normal" style:font-style-complex="normal"/>
    </style:style>
    <style:style style:name="T14" style:family="text">
      <style:text-properties fo:language="en" fo:country="US" fo:font-style="normal" officeooo:rsid="008f59f1" style:font-style-asian="normal" style:font-style-complex="normal"/>
    </style:style>
    <style:style style:name="T15" style:family="text">
      <style:text-properties fo:language="en" fo:country="US" fo:font-style="normal" officeooo:rsid="009288ac" style:font-style-asian="normal" style:font-style-complex="normal"/>
    </style:style>
    <style:style style:name="T16" style:family="text">
      <style:text-properties fo:language="en" fo:country="US" fo:font-style="normal" officeooo:rsid="00a94518" style:font-style-asian="normal" style:font-style-complex="normal"/>
    </style:style>
    <style:style style:name="T17" style:family="text">
      <style:text-properties fo:language="en" fo:country="US" officeooo:rsid="002621b7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officeooo:rsid="0051c377"/>
    </style:style>
    <style:style style:name="T20" style:family="text">
      <style:text-properties fo:language="ru" fo:country="RU"/>
    </style:style>
    <style:style style:name="T21" style:family="text">
      <style:text-properties fo:language="ru" fo:country="RU" fo:font-style="normal" style:font-style-asian="normal" style:font-style-complex="normal"/>
    </style:style>
    <style:style style:name="T22" style:family="text">
      <style:text-properties fo:language="ru" fo:country="RU" fo:font-style="normal" officeooo:rsid="001f23ab" style:font-style-asian="normal" style:font-style-complex="normal"/>
    </style:style>
    <style:style style:name="T23" style:family="text">
      <style:text-properties fo:language="ru" fo:country="RU" fo:font-style="normal" officeooo:rsid="002f6498" style:font-style-asian="normal" style:font-style-complex="normal"/>
    </style:style>
    <style:style style:name="T24" style:family="text">
      <style:text-properties fo:language="ru" fo:country="RU" fo:font-style="normal" officeooo:rsid="0042b395" style:font-style-asian="normal" style:font-style-complex="normal"/>
    </style:style>
    <style:style style:name="T25" style:family="text">
      <style:text-properties fo:language="ru" fo:country="RU" fo:font-style="normal" officeooo:rsid="00442eab" style:font-style-asian="normal" style:font-style-complex="normal"/>
    </style:style>
    <style:style style:name="T26" style:family="text">
      <style:text-properties fo:language="ru" fo:country="RU" fo:font-style="normal" officeooo:rsid="004a6809" style:font-style-asian="normal" style:font-style-complex="normal"/>
    </style:style>
    <style:style style:name="T27" style:family="text">
      <style:text-properties fo:language="ru" fo:country="RU" fo:font-style="normal" officeooo:rsid="00745546" style:font-style-asian="normal" style:font-style-complex="normal"/>
    </style:style>
    <style:style style:name="T28" style:family="text">
      <style:text-properties fo:language="ru" fo:country="RU" fo:font-style="normal" officeooo:rsid="0074ea51" style:font-style-asian="normal" style:font-style-complex="normal"/>
    </style:style>
    <style:style style:name="T29" style:family="text">
      <style:text-properties fo:language="ru" fo:country="RU" fo:font-style="normal" officeooo:rsid="0087a073" style:font-style-asian="normal" style:font-style-complex="normal"/>
    </style:style>
    <style:style style:name="T30" style:family="text">
      <style:text-properties fo:language="ru" fo:country="RU" fo:font-style="normal" officeooo:rsid="0088c175" style:font-style-asian="normal" style:font-style-complex="normal"/>
    </style:style>
    <style:style style:name="T31" style:family="text">
      <style:text-properties fo:language="ru" fo:country="RU" fo:font-style="normal" officeooo:rsid="00a1f644" style:font-style-asian="normal" style:font-style-complex="normal"/>
    </style:style>
    <style:style style:name="T32" style:family="text">
      <style:text-properties fo:language="ru" fo:country="RU" fo:font-style="normal" officeooo:rsid="00a94518" style:font-style-asian="normal" style:font-style-complex="normal"/>
    </style:style>
    <style:style style:name="T33" style:family="text">
      <style:text-properties fo:language="ru" fo:country="RU" officeooo:rsid="001f23ab"/>
    </style:style>
    <style:style style:name="T34" style:family="text">
      <style:text-properties fo:language="ru" fo:country="RU" officeooo:rsid="00700103"/>
    </style:style>
    <style:style style:name="T35" style:family="text">
      <style:text-properties fo:language="ru" fo:country="RU" officeooo:rsid="00728f47"/>
    </style:style>
    <style:style style:name="T36" style:family="text">
      <style:text-properties fo:language="ru" fo:country="RU" officeooo:rsid="00958f03"/>
    </style:style>
    <style:style style:name="T37" style:family="text">
      <style:text-properties fo:language="ru" fo:country="RU" officeooo:rsid="00745546"/>
    </style:style>
    <style:style style:name="T38" style:family="text">
      <style:text-properties fo:language="ru" fo:country="RU" officeooo:rsid="00381687"/>
    </style:style>
    <style:style style:name="T39" style:family="text">
      <style:text-properties fo:language="ru" fo:country="RU" officeooo:rsid="006f4e6d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1e21b4" style:font-style-asian="normal" style:font-style-complex="normal"/>
    </style:style>
    <style:style style:name="T42" style:family="text">
      <style:text-properties fo:font-style="normal" officeooo:rsid="001fc0f4" style:font-style-asian="normal" style:font-style-complex="normal"/>
    </style:style>
    <style:style style:name="T43" style:family="text">
      <style:text-properties fo:font-style="normal" officeooo:rsid="002d1931" style:font-style-asian="normal" style:font-style-complex="normal"/>
    </style:style>
    <style:style style:name="T44" style:family="text">
      <style:text-properties fo:font-style="normal" officeooo:rsid="002d3d74" style:font-style-asian="normal" style:font-style-complex="normal"/>
    </style:style>
    <style:style style:name="T45" style:family="text">
      <style:text-properties fo:font-style="normal" officeooo:rsid="002df5d0" style:font-style-asian="normal" style:font-style-complex="normal"/>
    </style:style>
    <style:style style:name="T46" style:family="text">
      <style:text-properties fo:font-style="normal" officeooo:rsid="003f4029" style:font-style-asian="normal" style:font-style-complex="normal"/>
    </style:style>
    <style:style style:name="T47" style:family="text">
      <style:text-properties fo:font-style="normal" officeooo:rsid="004eec2e" style:font-style-asian="normal" style:font-style-complex="normal"/>
    </style:style>
    <style:style style:name="T48" style:family="text">
      <style:text-properties fo:font-style="normal" officeooo:rsid="00661ba2" style:font-style-asian="normal" style:font-style-complex="normal"/>
    </style:style>
    <style:style style:name="T49" style:family="text">
      <style:text-properties fo:font-style="normal" officeooo:rsid="006b61f9" style:font-style-asian="normal" style:font-style-complex="normal"/>
    </style:style>
    <style:style style:name="T50" style:family="text">
      <style:text-properties fo:font-style="normal" officeooo:rsid="006d00c3" style:font-style-asian="normal" style:font-style-complex="normal"/>
    </style:style>
    <style:style style:name="T51" style:family="text">
      <style:text-properties fo:font-style="normal" officeooo:rsid="007b4d5d" style:font-style-asian="normal" style:font-style-complex="normal"/>
    </style:style>
    <style:style style:name="T52" style:family="text">
      <style:text-properties fo:font-style="normal" officeooo:rsid="001f23ab" style:font-style-asian="normal" style:font-style-complex="normal"/>
    </style:style>
    <style:style style:name="T53" style:family="text">
      <style:text-properties fo:font-style="normal" officeooo:rsid="00828782" style:font-style-asian="normal" style:font-style-complex="normal"/>
    </style:style>
    <style:style style:name="T54" style:family="text">
      <style:text-properties fo:font-style="normal" officeooo:rsid="0088c175" style:font-style-asian="normal" style:font-style-complex="normal"/>
    </style:style>
    <style:style style:name="T55" style:family="text">
      <style:text-properties fo:font-style="normal" officeooo:rsid="008a9dc8" style:font-style-asian="normal" style:font-style-complex="normal"/>
    </style:style>
    <style:style style:name="T56" style:family="text">
      <style:text-properties fo:font-style="normal" officeooo:rsid="008cb64e" style:font-style-asian="normal" style:font-style-complex="normal"/>
    </style:style>
    <style:style style:name="T57" style:family="text">
      <style:text-properties fo:font-style="normal" officeooo:rsid="008e63f6" style:font-style-asian="normal" style:font-style-complex="normal"/>
    </style:style>
    <style:style style:name="T58" style:family="text">
      <style:text-properties fo:font-style="normal" officeooo:rsid="008f59f1" style:font-style-asian="normal" style:font-style-complex="normal"/>
    </style:style>
    <style:style style:name="T59" style:family="text">
      <style:text-properties fo:font-style="normal" officeooo:rsid="00921eab" style:font-style-asian="normal" style:font-style-complex="normal"/>
    </style:style>
    <style:style style:name="T60" style:family="text">
      <style:text-properties fo:font-style="normal" officeooo:rsid="009288ac" style:font-style-asian="normal" style:font-style-complex="normal"/>
    </style:style>
    <style:style style:name="T61" style:family="text">
      <style:text-properties fo:font-style="normal" officeooo:rsid="009352be" style:font-style-asian="normal" style:font-style-complex="normal"/>
    </style:style>
    <style:style style:name="T62" style:family="text">
      <style:text-properties fo:font-style="normal" officeooo:rsid="00938410" style:font-style-asian="normal" style:font-style-complex="normal"/>
    </style:style>
    <style:style style:name="T63" style:family="text">
      <style:text-properties fo:font-style="normal" officeooo:rsid="00939887" style:font-style-asian="normal" style:font-style-complex="normal"/>
    </style:style>
    <style:style style:name="T64" style:family="text">
      <style:text-properties fo:font-style="normal" officeooo:rsid="009ac822" style:font-style-asian="normal" style:font-style-complex="normal"/>
    </style:style>
    <style:style style:name="T65" style:family="text">
      <style:text-properties fo:font-style="normal" officeooo:rsid="009ca393" style:font-style-asian="normal" style:font-style-complex="normal"/>
    </style:style>
    <style:style style:name="T6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1e21b4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2621b7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2812e0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287821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2a8070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37621f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3afbe1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58fec9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624484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921eab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93c038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98c13c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99c3b8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9f3162" style:font-style-asian="normal" style:font-weight-asian="normal" style:font-style-complex="normal" style:font-weight-complex="normal"/>
    </style:style>
    <style:style style:name="T81" style:family="text">
      <style:text-properties officeooo:rsid="001e21b4"/>
    </style:style>
    <style:style style:name="T82" style:family="text">
      <style:text-properties officeooo:rsid="00242e21"/>
    </style:style>
    <style:style style:name="T83" style:family="text">
      <style:text-properties officeooo:rsid="00296397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officeooo:rsid="002621b7" style:font-weight-asian="bold" style:font-weight-complex="bold"/>
    </style:style>
    <style:style style:name="T86" style:family="text">
      <style:text-properties officeooo:rsid="004693bf"/>
    </style:style>
    <style:style style:name="T87" style:family="text">
      <style:text-properties officeooo:rsid="0051c377"/>
    </style:style>
    <style:style style:name="T88" style:family="text">
      <style:text-properties officeooo:rsid="005402f9"/>
    </style:style>
    <style:style style:name="T89" style:family="text">
      <style:text-properties officeooo:rsid="00573bab"/>
    </style:style>
    <style:style style:name="T90" style:family="text">
      <style:text-properties officeooo:rsid="00620349"/>
    </style:style>
    <style:style style:name="T91" style:family="text">
      <style:text-properties fo:font-style="italic" fo:font-weight="bold" style:font-style-asian="italic" style:font-weight-asian="bold" style:font-style-complex="italic" style:font-weight-complex="bold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officeooo:rsid="001f23ab" style:font-style-asian="italic" style:font-style-complex="italic"/>
    </style:style>
    <style:style style:name="T94" style:family="text">
      <style:text-properties fo:font-style="italic" officeooo:rsid="00728f47" style:font-style-asian="italic" style:font-style-complex="italic"/>
    </style:style>
    <style:style style:name="T95" style:family="text">
      <style:text-properties officeooo:rsid="001f23ab"/>
    </style:style>
    <style:style style:name="T96" style:family="text">
      <style:text-properties officeooo:rsid="00711f43"/>
    </style:style>
    <style:style style:name="T97" style:family="text">
      <style:text-properties officeooo:rsid="007a818d"/>
    </style:style>
    <style:style style:name="T98" style:family="text">
      <style:text-properties officeooo:rsid="007d4cf1"/>
    </style:style>
    <style:style style:name="T99" style:family="text">
      <style:text-properties officeooo:rsid="00828782"/>
    </style:style>
    <style:style style:name="T100" style:family="text">
      <style:text-properties officeooo:rsid="0084a250"/>
    </style:style>
    <style:style style:name="T101" style:family="text">
      <style:text-properties officeooo:rsid="001d3be3"/>
    </style:style>
    <style:style style:name="T102" style:family="text">
      <style:text-properties officeooo:rsid="00921eab"/>
    </style:style>
    <style:style style:name="T103" style:family="text">
      <style:text-properties officeooo:rsid="00938410"/>
    </style:style>
    <style:style style:name="T104" style:family="text">
      <style:text-properties officeooo:rsid="0096fe4b"/>
    </style:style>
    <style:style style:name="T105" style:family="text">
      <style:text-properties fo:font-weight="normal" officeooo:rsid="00921eab" style:font-weight-asian="normal" style:font-weight-complex="normal"/>
    </style:style>
    <style:style style:name="T106" style:family="text">
      <style:text-properties fo:font-size="12pt"/>
    </style:style>
    <style:style style:name="T107" style:family="text">
      <style:text-properties style:font-name="Times New Roman" fo:font-size="12pt" fo:language="en" fo:country="US"/>
    </style:style>
    <style:style style:name="T108" style:family="text">
      <style:text-properties style:font-name="Times New Roman" fo:font-size="12pt" fo:language="ru" fo:country="RU"/>
    </style:style>
    <style:style style:name="T109" style:family="text">
      <style:text-properties fo:font-size="12pt" fo:language="ru" fo:country="R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color="#000000" draw:fill="none" draw:fill-color="#ffffff" fo:min-height="0.794cm" style:run-through="foreground"/>
    </style:style>
    <style:style style:name="gr4" style:family="graphic">
      <style:graphic-properties draw:stroke="none" svg:stroke-color="#000000" draw:fill="none" draw:fill-color="#ffffff" fo:min-height="0.975cm" style:run-through="foreground"/>
    </style:style>
    <style:style style:name="gr5" style:family="graphic">
      <style:graphic-properties draw:fill-color="#ff6600" draw:textarea-horizontal-align="justify" draw:textarea-vertical-align="middle" draw:auto-grow-height="false" fo:min-height="0.201cm" fo:min-width="0.196cm" style:run-through="foreground"/>
    </style:style>
    <style:style style:name="gr6" style:family="graphic">
      <style:graphic-properties draw:fill-color="#33ff99" draw:textarea-horizontal-align="justify" draw:textarea-vertical-align="middle" draw:auto-grow-height="false" fo:min-height="0.205cm" fo:min-width="0.198cm" style:run-through="foreground"/>
    </style:style>
    <style:style style:name="gr7" style:family="graphic">
      <style:graphic-properties draw:textarea-horizontal-align="justify" draw:textarea-vertical-align="middle" draw:auto-grow-height="false" fo:min-height="0.256cm" fo:min-width="0.386cm" style:run-through="foreground"/>
    </style:style>
    <style:style style:name="gr8" style:family="graphic">
      <style:graphic-properties draw:stroke="none" svg:stroke-color="#000000" draw:fill="none" draw:fill-color="#ffffff" fo:min-height="0.489cm" style:run-through="foreground"/>
    </style:style>
    <style:style style:name="gr9" style:family="graphic">
      <style:graphic-properties draw:stroke="none" svg:stroke-color="#000000" draw:fill="none" draw:fill-color="#ffffff" fo:min-height="0.499cm" style:run-through="foreground"/>
    </style:style>
    <style:style style:name="gr10" style:family="graphic">
      <style:graphic-properties draw:textarea-horizontal-align="center" draw:textarea-vertical-align="middle" style:run-through="foreground"/>
    </style:style>
    <style:style style:name="gr11" style:family="graphic">
      <style:graphic-properties draw:textarea-horizontal-align="justify" draw:textarea-vertical-align="middle" draw:auto-grow-height="false" fo:min-height="1.041cm" fo:min-width="4.272cm" style:run-through="foreground"/>
    </style:style>
    <style:style style:name="gr12" style:family="graphic">
      <style:graphic-properties draw:textarea-horizontal-align="justify" draw:textarea-vertical-align="middle" draw:auto-grow-height="false" fo:min-height="1.044cm" fo:min-width="2.409cm" style:run-through="foreground"/>
    </style:style>
    <style:style style:name="gr13" style:family="graphic">
      <style:graphic-properties draw:fill-color="#ff6600" draw:textarea-horizontal-align="justify" draw:textarea-vertical-align="middle" draw:auto-grow-height="false" fo:min-height="0.205cm" fo:min-width="0.205cm" style:run-through="foreground"/>
    </style:style>
    <style:style style:name="gr14" style:family="graphic">
      <style:graphic-properties draw:fill-color="#33ff99" draw:textarea-horizontal-align="justify" draw:textarea-vertical-align="middle" draw:auto-grow-height="false" fo:min-height="0.201cm" fo:min-width="0.201cm" style:run-through="foreground"/>
    </style:style>
    <style:style style:name="gr15" style:family="graphic">
      <style:graphic-properties draw:textarea-horizontal-align="justify" draw:textarea-vertical-align="middle" draw:auto-grow-height="false" fo:min-height="1.041cm" fo:min-width="1.282cm" style:run-through="foreground"/>
    </style:style>
    <style:style style:name="gr16" style:family="graphic">
      <style:graphic-properties draw:textarea-horizontal-align="justify" draw:textarea-vertical-align="middle" draw:auto-grow-height="false" fo:min-height="1.041cm" fo:min-width="2.506cm" style:run-through="foreground"/>
    </style:style>
    <style:style style:name="gr17" style:family="graphic">
      <style:graphic-properties draw:textarea-horizontal-align="justify" draw:textarea-vertical-align="middle" draw:auto-grow-height="false" fo:min-height="1.041cm" fo:min-width="1.281cm" style:run-through="foreground"/>
    </style:style>
    <style:style style:name="gr18" style:family="graphic">
      <style:graphic-properties draw:fill-color="#ff6600" draw:textarea-horizontal-align="justify" draw:textarea-vertical-align="middle" draw:auto-grow-height="false" fo:min-height="0.201cm" fo:min-width="0.201cm" style:run-through="foreground"/>
    </style:style>
    <style:style style:name="gr19" style:family="graphic">
      <style:graphic-properties draw:fill-color="#33ff99" draw:textarea-horizontal-align="justify" draw:textarea-vertical-align="middle" draw:auto-grow-height="false" fo:min-height="0.205cm" fo:min-width="0.205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8">s5.sysaddons.gateways</text:span><text:span text:style-name="T1"> – </text:span>исследовательский проект <text:span text:style-name="T98">с </text:span>целью определ<text:span text:style-name="T97">ить</text:span> круг вопросов <text:span text:style-name="T89">возникающих</text:span> при взаимодействии <text:span text:style-name="T1">s5-</text:span>серверов между собой. <text:span text:style-name="T82">Несмотря на то, что технология еще плохо детерминирована, она уже сегодня имеет потребительский интерес в конечных проектах (</text:span><text:span text:style-name="T17">tm, mm, mt).</text:span></text:p>
      <text:p text:style-name="P23"/>
      <text:p text:style-name="P16">Ниже приводится <text:span text:style-name="T91">возможная</text:span> структура системы состоящей из иерархии <text:span text:style-name="T1">s5-</text:span>серверов:</text:p>
      <text:p text:style-name="P4"><draw:g text:anchor-type="paragraph" draw:z-index="0" draw:style-name="gr1"><draw:g draw:style-name="gr2"><draw:frame draw:name="Фигура8" draw:style-name="gr3" draw:text-style-name="P40" svg:width="2.939cm" svg:height="0.795cm" svg:x="14.186cm" svg:y="1.178cm"><draw:text-box><text:p><text:span text:style-name="T106">Уровень завода</text:span></text:p></draw:text-box></draw:frame><draw:frame draw:name="Фигура8" draw:style-name="gr3" draw:text-style-name="P40" svg:width="2.939cm" svg:height="0.795cm" svg:x="14.228cm" svg:y="3.068cm"><draw:text-box><text:p><text:span text:style-name="T106">Уровень цеха</text:span></text:p></draw:text-box></draw:frame><draw:frame draw:name="Фигура8" draw:style-name="gr4" draw:text-style-name="P42" svg:width="2.939cm" svg:height="0.976cm" svg:x="14.103cm" svg:y="4.974cm"><draw:text-box><text:p text:style-name="P41"><text:span text:style-name="T106">Уровень корпуса/участка</text:span></text:p></draw:text-box></draw:frame></draw:g><draw:g draw:style-name="gr2"><draw:custom-shape draw:name="Фигура6" draw:style-name="gr5" draw:text-style-name="P43" svg:width="0.274cm" svg:height="0.283cm" svg:x="5.551cm" svg:y="6.9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6" draw:style-name="gr6" draw:text-style-name="P44" svg:width="0.276cm" svg:height="0.287cm" svg:x="9.24cm" svg:y="6.9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4" draw:style-name="gr7" draw:text-style-name="P45" svg:width="0.385cm" svg:height="0.408cm" svg:x="2.433cm" svg:y="6.888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name="Фигура9" draw:style-name="gr8" draw:text-style-name="P46" svg:width="1.915cm" svg:height="0.489cm" svg:x="2.987cm" svg:y="6.833cm"><draw:text-box><text:p><text:span text:style-name="T107">s5-</text:span><text:span text:style-name="T108">сервер</text:span></text:p></draw:text-box></draw:frame><draw:frame draw:name="Фигура10" draw:style-name="gr8" draw:text-style-name="P47" svg:width="3.04cm" svg:height="0.489cm" svg:x="5.906cm" svg:y="6.811cm"><draw:text-box><text:p><text:span text:style-name="T109">Шлюз-передачи</text:span></text:p></draw:text-box></draw:frame><draw:frame draw:name="Фигура11" draw:style-name="gr9" draw:text-style-name="P48" svg:width="2.823cm" svg:height="0.5cm" svg:x="9.679cm" svg:y="6.811cm"><draw:text-box><text:p><text:span text:style-name="T108">Шлюз-приема</text:span></text:p></draw:text-box></draw:frame></draw:g><draw:g draw:style-name="gr2"><draw:g draw:style-name="gr2"><draw:g draw:style-name="gr2"><draw:line draw:name="Фигура14" draw:style-name="gr10" draw:text-style-name="P41" svg:x1="7.045cm" svg:y1="1.716cm" svg:x2="7.059cm" svg:y2="2.571cm"><text:p/></draw:line><draw:line draw:name="Фигура16" draw:style-name="gr10" draw:text-style-name="P41" svg:x1="7.433cm" svg:y1="2.605cm" svg:x2="7.23cm" svg:y2="1.757cm"><text:p/></draw:line><draw:line draw:name="Фигура15" draw:style-name="gr10" draw:text-style-name="P41" svg:x1="9.998cm" svg:y1="2.582cm" svg:x2="8.553cm" svg:y2="1.822cm"><text:p/></draw:line><draw:line draw:name="Фигура12" draw:style-name="gr10" draw:text-style-name="P49" svg:x1="4.244cm" svg:y1="2.597cm" svg:x2="5.757cm" svg:y2="1.657cm"><text:p/></draw:line><draw:line draw:name="Фигура5" draw:style-name="gr10" draw:text-style-name="P49" svg:x1="8.639cm" svg:y1="1.679cm" svg:x2="10.385cm" svg:y2="2.556cm"><text:p/></draw:line><draw:line draw:name="Фигура1" draw:style-name="gr10" draw:text-style-name="P49" svg:x1="4.52cm" svg:y1="2.712cm" svg:x2="6.799cm" svg:y2="1.214cm"><text:p/></draw:line></draw:g><draw:custom-shape draw:name="Фигура4" draw:style-name="gr11" draw:text-style-name="P45" svg:width="4.271cm" svg:height="1.662cm" svg:x="5.102cm" svg:y="0.26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<draw:g draw:style-name="gr2"><draw:g draw:style-name="gr2"><draw:line draw:name="Фигура3" draw:style-name="gr10" draw:text-style-name="P49" svg:x1="12.759cm" svg:y1="5.055cm" svg:x2="10.872cm" svg:y2="3.727cm"><text:p/></draw:line><draw:line draw:name="Фигура13" draw:style-name="gr10" draw:text-style-name="P49" svg:x1="10.781cm" svg:y1="3.861cm" svg:x2="10.73cm" svg:y2="4.956cm"><text:p/></draw:line><draw:line draw:name="Фигура2" draw:style-name="gr10" draw:text-style-name="P49" svg:x1="8.173cm" svg:y1="5.196cm" svg:x2="10.731cm" svg:y2="3.727cm"><text:p/></draw:line></draw:g><draw:g draw:style-name="gr2"><draw:g draw:style-name="gr2"><draw:g draw:style-name="gr2"><draw:line draw:name="Фигура17" draw:style-name="gr10" draw:text-style-name="P41" svg:x1="9.597cm" svg:y1="3.784cm" svg:x2="8.299cm" svg:y2="3.784cm"><text:p/></draw:line><draw:line draw:name="Фигура7" draw:style-name="gr10" draw:text-style-name="P49" svg:x1="4.961cm" svg:y1="3.812cm" svg:x2="8.298cm" svg:y2="3.812cm"><text:p/></draw:line></draw:g><draw:line draw:name="Фигура3" draw:style-name="gr10" draw:text-style-name="P49" svg:x1="5.759cm" svg:y1="5.055cm" svg:x2="3.872cm" svg:y2="3.727cm"><text:p/></draw:line><draw:line draw:name="Фигура13" draw:style-name="gr10" draw:text-style-name="P41" svg:x1="3.78cm" svg:y1="3.861cm" svg:x2="3.729cm" svg:y2="4.956cm"><text:p/></draw:line><draw:line draw:name="Фигура2" draw:style-name="gr10" draw:text-style-name="P49" svg:x1="1.173cm" svg:y1="5.196cm" svg:x2="3.731cm" svg:y2="3.727cm"><text:p/></draw:line><draw:custom-shape draw:name="Фигура4" draw:style-name="gr12" draw:text-style-name="P45" svg:width="2.408cm" svg:height="1.669cm" svg:x="6.008cm" svg:y="2.45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Фигура6" draw:style-name="gr13" draw:text-style-name="P43" svg:width="0.287cm" svg:height="0.287cm" svg:x="7.264cm" svg:y="2.4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6" draw:style-name="gr14" draw:text-style-name="P44" svg:width="0.283cm" svg:height="0.283cm" svg:x="6.918cm" svg:y="2.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"><draw:custom-shape draw:name="Фигура4" draw:style-name="gr15" draw:text-style-name="P45" svg:width="1.281cm" svg:height="1.664cm" svg:x="5.068cm" svg:y="4.75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Фигура4" draw:style-name="gr16" draw:text-style-name="P45" svg:width="2.505cm" svg:height="1.662cm" svg:x="2.579cm" svg:y="2.475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Фигура4" draw:style-name="gr17" draw:text-style-name="P45" svg:width="1.28cm" svg:height="1.662cm" svg:x="0.893cm" svg:y="4.75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Фигура6" draw:style-name="gr18" draw:text-style-name="P43" svg:width="0.283cm" svg:height="0.283cm" svg:x="4.523cm" svg:y="2.5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6" draw:style-name="gr13" draw:text-style-name="P43" svg:width="0.29cm" svg:height="0.29cm" svg:x="1.651cm" svg:y="4.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6" draw:style-name="gr13" draw:text-style-name="P43" svg:width="0.287cm" svg:height="0.287cm" svg:x="5.343cm" svg:y="4.7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6" draw:style-name="gr14" draw:text-style-name="P44" svg:width="0.283cm" svg:height="0.283cm" svg:x="4.802cm" svg:y="3.6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6" draw:style-name="gr14" draw:text-style-name="P44" svg:width="0.283cm" svg:height="0.283cm" svg:x="4.176cm" svg:y="2.4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4" draw:style-name="gr15" draw:text-style-name="P45" svg:width="1.281cm" svg:height="1.664cm" svg:x="3.068cm" svg:y="4.75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Фигура6" draw:style-name="gr13" draw:text-style-name="P43" svg:width="0.287cm" svg:height="0.287cm" svg:x="3.586cm" svg:y="4.7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2"><draw:g draw:style-name="gr2"><draw:g draw:style-name="gr2"><draw:custom-shape draw:name="Фигура4" draw:style-name="gr12" draw:text-style-name="P45" svg:width="2.408cm" svg:height="1.669cm" svg:x="9.402cm" svg:y="2.456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Фигура6" draw:style-name="gr13" draw:text-style-name="P43" svg:width="0.287cm" svg:height="0.287cm" svg:x="10.132cm" svg:y="2.4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6" draw:style-name="gr19" draw:text-style-name="P44" svg:width="0.287cm" svg:height="0.287cm" svg:x="9.795cm" svg:y="2.4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2"><draw:custom-shape draw:name="Фигура4" draw:style-name="gr17" draw:text-style-name="P45" svg:width="1.28cm" svg:height="1.662cm" svg:x="7.894cm" svg:y="4.75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Фигура6" draw:style-name="gr13" draw:text-style-name="P43" svg:width="0.29cm" svg:height="0.29cm" svg:x="8.652cm" svg:y="4.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4" draw:style-name="gr15" draw:text-style-name="P45" svg:width="1.281cm" svg:height="1.664cm" svg:x="12.069cm" svg:y="4.75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Фигура6" draw:style-name="gr13" draw:text-style-name="P43" svg:width="0.287cm" svg:height="0.287cm" svg:x="12.344cm" svg:y="4.7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4" draw:style-name="gr15" draw:text-style-name="P45" svg:width="1.281cm" svg:height="1.664cm" svg:x="10.069cm" svg:y="4.75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name="Фигура6" draw:style-name="gr13" draw:text-style-name="P43" svg:width="0.287cm" svg:height="0.287cm" svg:x="10.587cm" svg:y="4.75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custom-shape draw:name="Фигура6" draw:style-name="gr19" draw:text-style-name="P44" svg:width="0.287cm" svg:height="0.287cm" svg:x="9.402cm" svg:y="3.6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 text:c="4"/></text:p>
      <text:p text:style-name="P5"/>
      <text:p text:style-name="P5"/>
      <text:p text:style-name="P5"/>
      <text:p text:style-name="P5"/>
      <text:p text:style-name="P12">Данные экспорта <text:span text:style-name="T101">— </text:span><text:span text:style-name="T66">информация </text:span><text:span text:style-name="T80">передаваемая </text:span><text:span text:style-name="T78">о </text:span><text:span text:style-name="T4">s5-</text:span><text:span text:style-name="T78">объекте</text:span><text:span text:style-name="T66">: </text:span></text:p>
      <text:list xml:id="list3867605227013008057" text:style-name="L1">
        <text:list-item>
          <text:p text:style-name="P28">значения текущих данных;</text:p>
        </text:list-item>
        <text:list-item>
          <text:p text:style-name="P28">значения хранимых данных;</text:p>
        </text:list-item>
        <text:list-item>
          <text:p text:style-name="P28">события;</text:p>
        </text:list-item>
        <text:list-item>
          <text:p text:style-name="P28">состояния выполнения команд;</text:p>
        </text:list-item>
        <text:list-item>
          <text:p text:style-name="P28">значения атрибутов объектов;</text:p>
        </text:list-item>
        <text:list-item>
          <text:p text:style-name="P35"><text:span text:style-name="T66">связи объектов</text:span><text:span text:style-name="T77">.</text:span></text:p>
          <text:p text:style-name="P29"/>
        </text:list-item>
      </text:list>
      <text:p text:style-name="P12">Данные импорта <text:span text:style-name="T101">— </text:span><text:span text:style-name="T66">информация </text:span><text:span text:style-name="T80">получаемая для</text:span><text:span text:style-name="T66"> </text:span><text:span text:style-name="T5">s5-</text:span><text:span text:style-name="T79">объект</text:span><text:span text:style-name="T80">а</text:span><text:span text:style-name="T66">: </text:span></text:p>
      <text:list xml:id="list114140248403812" text:continue-numbering="true" text:style-name="L1">
        <text:list-item>
          <text:p text:style-name="P28">команды для исполнителей.</text:p>
        </text:list-item>
      </text:list>
      <text:p text:style-name="P21"/>
      <text:p text:style-name="P5"><text:span text:style-name="T82">Ш</text:span>люз — <text:span text:style-name="T66">программное обеспечение </text:span><text:span text:style-name="T3">(</text:span><text:span text:style-name="T72">входящее в </text:span><text:span text:style-name="T75">состав </text:span><text:span text:style-name="T72">служб</text:span><text:span text:style-name="T75">ы</text:span><text:span text:style-name="T72"> </text:span><text:span text:style-name="T3">s5-</text:span><text:span text:style-name="T72">сервера: </text:span><text:span text:style-name="T3">IGatewayService</text:span><text:span text:style-name="T72">)</text:span><text:span text:style-name="T66"> позволяющее </text:span><text:span text:style-name="T72">серверам </text:span><text:span text:style-name="T66">обмениваться </text:span><text:span text:style-name="T105">данными</text:span><text:span text:style-name="T76"> </text:span><text:span text:style-name="T105">импорта</text:span><text:span text:style-name="T76">/</text:span><text:span text:style-name="T105">экспорта</text:span><text:span text:style-name="T66"> </text:span><text:bookmark text:name="__DdeLink__3_1148058360"/><text:span text:style-name="T66"><text:s/>между собой по схеме </text:span><text:bookmark-start text:name="__DdeLink__5_1148058360"/><text:span text:style-name="T2">p</text:span><text:bookmark-end text:name="__DdeLink__5_1148058360"/><text:span text:style-name="T2">oint-to-point</text:span><text:span text:style-name="T67">.</text:span><text:span text:style-name="T66"> </text:span><text:span text:style-name="T67">Один и тот же </text:span><text:span text:style-name="T2">s5-</text:span><text:span text:style-name="T67">сервер может иметь несколько шлюзов с другими серверами.</text:span><text:span text:style-name="T68"> Для того, чтобы организовать </text:span><text:span text:style-name="T85">простейший</text:span><text:span text:style-name="T68"> обмен </text:span><text:span text:style-name="T73">информацией </text:span><text:span text:style-name="T68">между двумя серверами, достаточно запустить шлюз </text:span><text:span text:style-name="T69">только </text:span><text:span text:style-name="T68">на одном из </text:span><text:span text:style-name="T71">серверов</text:span><text:span text:style-name="T68"> в режиме </text:span><text:bookmark-start text:name="__DdeLink__38_1148058360"/><text:span text:style-name="T68">«</text:span><text:bookmark-end text:name="__DdeLink__38_1148058360"/><text:span text:style-name="T74">передачи</text:span><text:span text:style-name="T68">» или «</text:span><text:span text:style-name="T74">приема</text:span><text:span text:style-name="T68">»</text:span><text:span text:style-name="T69"> </text:span><text:span text:style-name="T70">(в зависимости от направления передаваемых данных)</text:span><text:span text:style-name="T68">.</text:span></text:p>
      <text:p text:style-name="P1"/>
      <text:p text:style-name="P6"><text:bookmark-start text:name="__DdeLink__7_1148058360"/><text:bookmark text:name="__DdeLink__26_1148058360"/><text:span text:style-name="T81">Ш</text:span>люз<text:bookmark-start text:name="__DdeLink__15_1148058360"/>-<text:bookmark-end text:name="__DdeLink__15_1148058360"/><text:span text:style-name="T82">передачи</text:span> — <text:span text:style-name="T41">режим работы шлюза в котором </text:span><text:span text:style-name="T81">данные </text:span><text:bookmark-start text:name="__DdeLink__36_1148058360"/><text:bookmark-start text:name="__DdeLink__511_2005355095"/><text:span text:style-name="T81">э</text:span><text:bookmark-end text:name="__DdeLink__36_1148058360"/><text:bookmark-end text:name="__DdeLink__511_2005355095"/><text:span text:style-name="T81">кспорта</text:span><text:span text:style-name="T41"> передаются <text:s/></text:span><text:span text:style-name="T59">с </text:span><text:span text:style-name="T41">локального</text:span><text:span text:style-name="T12">(local)</text:span><text:span text:style-name="T41"> сервера</text:span><text:span text:style-name="T40"> </text:span><text:span text:style-name="T60">и </text:span><text:span text:style-name="T41">принимаются/обрабатываются на удаленн</text:span><text:span text:style-name="T60">ом</text:span><text:span text:style-name="T12">(remote)</text:span><text:span text:style-name="T15"> </text:span><text:span text:style-name="T60">сервере</text:span><text:span text:style-name="T41">.</text:span><text:bookmark-end text:name="__DdeLink__7_1148058360"/><text:span text:style-name="T41"> </text:span><text:span text:style-name="T102">Данные импорта</text:span><text:span text:style-name="T59"> </text:span><text:span text:style-name="T44">передаются в обратном направлении: от удаленного сервера на локальный.</text:span></text:p>
      <text:p text:style-name="P1"/>
      <text:p text:style-name="P7"><text:span text:style-name="T82">Шлюз-приема</text:span> — <text:span text:style-name="T41">режим работы шлюза в котором </text:span><text:span text:style-name="T81">данные экспорта </text:span><text:span text:style-name="T60">передаются</text:span><text:span text:style-name="T41"> </text:span><text:span text:style-name="T60">с </text:span><text:span text:style-name="T41">удаленного сервера</text:span><text:span text:style-name="T40"> </text:span><text:span text:style-name="T60">и </text:span><text:span text:style-name="T41">принимаются/обрабатываются </text:span><text:span text:style-name="T61">на</text:span><text:span text:style-name="T41"> локальн</text:span><text:span text:style-name="T61">ом</text:span><text:span text:style-name="T41"> сервер</text:span><text:bookmark text:name="__DdeLink__9_1148058360"/><text:span text:style-name="T61">е</text:span><text:span text:style-name="T41">. </text:span><text:span text:style-name="T102">Данные импорта</text:span><text:span text:style-name="T59"> </text:span><text:span text:style-name="T44">передаются в обратном направлении: от локального сервера на удаленный.</text:span></text:p>
      <text:p text:style-name="P18"/>
      <text:p text:style-name="P10"><text:span text:style-name="T83">О</text:span>бъекты шлюза <text:bookmark-start text:name="__DdeLink__500_2005355095"/><text:bookmark-start text:name="__DdeLink__30_1148058360"/>—<text:span text:style-name="T40"> </text:span><text:bookmark-end text:name="__DdeLink__500_2005355095"/><text:bookmark-end text:name="__DdeLink__30_1148058360"/><text:span text:style-name="T84">подмножество</text:span><text:span text:style-name="T40"> (</text:span><text:span text:style-name="T51">как </text:span><text:span text:style-name="T47">пересечение</text:span><text:span text:style-name="T40"> системного описания </text:span><text:span text:style-name="T43">локального и удаленного </text:span><text:span text:style-name="T40">сервера) </text:span><text:span text:style-name="T99">опубликованных</text:span><text:span text:style-name="T53"> </text:span><text:span text:style-name="T6">s5-</text:span><text:span text:style-name="T40">объектов <text:s/></text:span><text:span text:style-name="T62">по которым </text:span><text:span text:style-name="T63">проводится обмен</text:span><text:span text:style-name="T62"> </text:span><text:span text:style-name="T103">данными импорта/экспорта</text:span><text:span text:style-name="T62"> через шлюз.</text:span></text:p>
      <text:p text:style-name="P30"/>
      <text:p text:style-name="P9"><text:soft-page-break/>Публикация объектов <text:span text:style-name="T95">—</text:span><text:span text:style-name="T52"> </text:span><text:span text:style-name="T40">формирование списка объектов шлюза. Процедура заключается в установке </text:span><text:span text:style-name="T45">соответстви</text:span><text:span text:style-name="T40">я</text:span><text:span text:style-name="T42"> </text:span><text:span text:style-name="T9">s5-</text:span><text:span text:style-name="T42">объект</text:span><text:span text:style-name="T56">ов (</text:span><text:span text:style-name="T13">localObjId = remoteObjId</text:span><text:span text:style-name="T56">)</text:span><text:span text:style-name="T42"> между </text:span><text:span text:style-name="T46">локальн</text:span><text:span text:style-name="T56">ым</text:span><text:span text:style-name="T46"> и удаленн</text:span><text:span text:style-name="T56">ым</text:span><text:span text:style-name="T46"> сервера</text:span><text:span text:style-name="T56">ми</text:span><text:span text:style-name="T7">. </text:span><text:span text:style-name="T55">Ограничения на </text:span><text:span text:style-name="T57">публикацию</text:span><text:span text:style-name="T55"> объектов:</text:span></text:p>
      <text:p text:style-name="P11"><text:span text:style-name="T7">- </text:span><text:span text:style-name="T48">локальные и удаленные </text:span><text:span text:style-name="T10">s5-</text:span><text:span text:style-name="T48">объекты </text:span><text:span text:style-name="T49">представляющие один объект шлюза </text:span><text:span text:style-name="T48">должны </text:span><text:span text:style-name="T50">принадлежать </text:span><text:span text:style-name="T48">одно</text:span><text:span text:style-name="T50">му</text:span><text:span text:style-name="T48"> </text:span><text:span text:style-name="T10">s5-</text:span><text:span text:style-name="T48">класс</text:span><text:span text:style-name="T50">у</text:span><text:span text:style-name="T48">.</text:span></text:p>
      <text:p text:style-name="P11"><text:span text:style-name="T10">- </text:span><text:span text:style-name="T11">запрещено использовать несколько раз один и тот же s5-объект (локальный или удаленный) для </text:span><text:span text:style-name="T14">п</text:span><text:span text:style-name="T58">убликации</text:span><text:span text:style-name="T11"> нескольких объектов </text:span><text:span text:style-name="T64">в </text:span><text:span text:style-name="T65">конфигурации</text:span><text:span text:style-name="T64"> </text:span><text:span text:style-name="T11">одного шлюза.</text:span></text:p>
      <text:p text:style-name="P19"/>
      <text:p text:style-name="P17"><text:bookmark-start text:name="__DdeLink__502_2005355095"/><text:span text:style-name="T92">Локальный</text:span><text:span text:style-name="T18">(local)</text:span><text:span text:style-name="T92"> сервер шлюза </text:span><text:span text:style-name="T93">—</text:span><text:span text:style-name="T95"> </text:span>сервер на котором запущен шлюз.<text:bookmark-end text:name="__DdeLink__502_2005355095"/></text:p>
      <text:p text:style-name="P17"><text:span text:style-name="T94">У</text:span><text:span text:style-name="T92">даленный(</text:span><text:span text:style-name="T18">remote)</text:span><text:span text:style-name="T92"> сервер шлюза</text:span><text:bookmark-start text:name="__DdeLink__508_2005355095"/><text:span text:style-name="T92"> </text:span><text:span text:style-name="T93">—</text:span><text:span text:style-name="T95"> </text:span><text:bookmark-end text:name="__DdeLink__508_2005355095"/>сервер с которым шлюз (запущен<text:span text:style-name="T96">н</text:span>ый на локальном сервере) образует соединение <text:bookmark text:name="__DdeLink__506_2005355095"/><text:bookmark text:name="__DdeLink__504_2005355095"/>.</text:p>
      <text:p text:style-name="P13"/>
      <text:p text:style-name="P25"><text:span text:style-name="T20">Сервер передачи </text:span><text:span text:style-name="T33">—</text:span><text:span text:style-name="T22"> </text:span><text:span text:style-name="T21">сервер </text:span><text:span text:style-name="T27">передающий</text:span><text:span text:style-name="T21"> </text:span><text:span text:style-name="T20">данны</text:span><text:span text:style-name="T37">е </text:span><text:span text:style-name="T36">экспорта</text:span><text:span text:style-name="T27"> шлюза</text:span><text:span text:style-name="T21">. Для </text:span><text:span text:style-name="T20">шлюза-передачи</text:span><text:span text:style-name="T21">, сервером передачи является локальный сервер. Для </text:span><text:span text:style-name="T20">шлюза-приема,</text:span><text:span text:style-name="T21"> сервером передачи является удаленный сервер.</text:span></text:p>
      <text:p text:style-name="P14"/>
      <text:p text:style-name="P26"><text:span text:style-name="T20">Сервер </text:span><text:span text:style-name="T35">приема</text:span><text:span text:style-name="T34"> </text:span><text:span text:style-name="T33">—</text:span><text:span text:style-name="T22"> </text:span><text:span text:style-name="T21">сервер </text:span><text:span text:style-name="T27">принимающий</text:span><text:span text:style-name="T21"> </text:span><text:span text:style-name="T20">данны</text:span><text:span text:style-name="T37">е </text:span><text:span text:style-name="T36">экспорта</text:span><text:span text:style-name="T27"> шлюза</text:span><text:span text:style-name="T21">. Для </text:span><text:span text:style-name="T20">шлюза-передачи</text:span><text:span text:style-name="T21">, сервером </text:span><text:span text:style-name="T27">приема</text:span><text:span text:style-name="T21"> является </text:span><text:span text:style-name="T27">удаленный</text:span><text:span text:style-name="T21"> сервер. Для </text:span><text:span text:style-name="T20">шлюза-приема</text:span><text:span text:style-name="T21">, сервером передачи является </text:span><text:span text:style-name="T27">локальный</text:span><text:span text:style-name="T21"> сервер.</text:span></text:p>
      <text:p text:style-name="P14"/>
      <text:p text:style-name="P24"><text:bookmark text:name="__DdeLink__515_2005355095"/><text:span text:style-name="T20">Синхронизация шлюза </text:span><text:span text:style-name="T33">—</text:span><text:span text:style-name="T22"> </text:span><text:span text:style-name="T21">при запуске шлюза производится синхронизация хранимых данных и истории событий. Для этого шлюз определяет, какие последние данные/события были сохранены в </text:span><text:span text:style-name="T38">сервере-</text:span><text:span text:style-name="T20">прием</text:span><text:span text:style-name="T39">а</text:span><text:span text:style-name="T21"> и проводит пересылку всех данных/событий которые есть у </text:span><text:span text:style-name="T20">сервера-переда</text:span><text:span text:style-name="T39">чи</text:span><text:span text:style-name="T21">, но которых нет в </text:span><text:span text:style-name="T20">сервере-прием</text:span><text:span text:style-name="T39">а</text:span><text:span text:style-name="T21">. Такая же процедура проводится после выхода из режима «</text:span><text:bookmark text:name="__DdeLink__32_1148058360"/><text:span text:style-name="T40">offline</text:span><text:span text:style-name="T21">» при </text:span><text:span text:style-name="T23">восстановлении</text:span><text:span text:style-name="T21"> соединения со вторым сервером шлюза.</text:span></text:p>
      <text:p text:style-name="P20"/>
      <text:p text:style-name="P27"><text:span text:style-name="T21">Вопросы </text:span><text:span text:style-name="T29">неактуальные, но </text:span><text:span text:style-name="T21">требующие реализацию </text:span><text:span text:style-name="T30">(в том числе в </text:span><text:span text:style-name="T54">s5)</text:span><text:span text:style-name="T21">:</text:span></text:p>
      <text:list xml:id="list3023041832797372339" text:style-name="L2">
        <text:list-item>
          <text:p text:style-name="P31"><text:bookmark-start text:name="__DdeLink__382_1686385991"/>Передача/обработка изменений значений атрибутов объектов;<text:bookmark-end text:name="__DdeLink__382_1686385991"/></text:p>
        </text:list-item>
        <text:list-item>
          <text:p text:style-name="P31"><text:bookmark-start text:name="__DdeLink__382_16863859911"/>Передача/обработка изменений связей между объектами;<text:bookmark-end text:name="__DdeLink__382_16863859911"/></text:p>
        </text:list-item>
      </text:list>
      <text:p text:style-name="P20"/>
      <text:p text:style-name="P15"><text:bookmark-start text:name="__DdeLink__396_1686385991"/><text:span text:style-name="T86">В</text:span><text:bookmark-end text:name="__DdeLink__396_1686385991"/><text:span text:style-name="T86">опросы без проработки</text:span>:<text:bookmark-start text:name="__DdeLink__385_1686385991"/></text:p>
      <text:list xml:id="list114140220522890" text:continue-list="list3023041832797372339" text:style-name="L2">
        <text:list-item text:start-value="1">
          <text:p text:style-name="P36"><text:bookmark-start text:name="__DdeLink__394_1686385991"/><text:bookmark-end text:name="__DdeLink__385_1686385991"/><text:span text:style-name="T40">Изменение системного описания на </text:span><text:span text:style-name="T6">runtime (</text:span><text:span text:style-name="T40">классы и объекты)</text:span><text:span text:style-name="T6">;</text:span></text:p>
        </text:list-item>
        <text:list-item>
          <text:p text:style-name="P32"><text:bookmark-end text:name="__DdeLink__394_1686385991"/>Рассмотреть необходимость разделения представления «объектов шлюза» на:</text:p>
        </text:list-item>
      </text:list>
      <text:list xml:id="list7201494218902067465" text:style-name="L3">
        <text:list-item>
          <text:list>
            <text:list-item>
              <text:p text:style-name="P37"><text:bookmark-start text:name="__DdeLink__388_1686385991"/><text:span text:style-name="T24">«объекты шлюза</text:span><text:bookmark text:name="__DdeLink__392_1686385991"/><text:span text:style-name="T24"> текущи</text:span><text:span text:style-name="T25">х</text:span><text:span text:style-name="T24"> данны</text:span><text:span text:style-name="T25">х</text:span><text:span text:style-name="T24">»;</text:span><text:bookmark-end text:name="__DdeLink__388_1686385991"/></text:p>
            </text:list-item>
            <text:list-item>
              <text:p text:style-name="P37"><text:span text:style-name="T24">«объекты шлюза хранимы</text:span><text:span text:style-name="T25">х</text:span><text:span text:style-name="T24"> данны</text:span><text:span text:style-name="T25">х</text:span><text:span text:style-name="T24">»;</text:span></text:p>
            </text:list-item>
            <text:list-item>
              <text:p text:style-name="P37"><text:span text:style-name="T24">«объекты шлюза событи</text:span><text:span text:style-name="T25">й</text:span><text:span text:style-name="T24">»;</text:span></text:p>
            </text:list-item>
            <text:list-item>
              <text:p text:style-name="P37"><text:bookmark-start text:name="__DdeLink__522_2005355095"/><text:span text:style-name="T24">«объекты шлюза команд»</text:span><text:bookmark-start text:name="__DdeLink__390_1686385991"/><text:span text:style-name="T28">;</text:span><text:bookmark-end text:name="__DdeLink__522_2005355095"/><text:bookmark-end text:name="__DdeLink__390_1686385991"/></text:p>
            </text:list-item>
            <text:list-item>
              <text:p text:style-name="P38"><text:bookmark-start text:name="__DdeLink__526_2005355095"/><text:span text:style-name="T24">«объекты шлюза </text:span><text:span text:style-name="T28">атрибутов</text:span><text:span text:style-name="T24">»</text:span><text:bookmark-start text:name="__DdeLink__390_16863859911"/><text:span text:style-name="T28">;</text:span><text:bookmark-end text:name="__DdeLink__526_2005355095"/><text:bookmark-end text:name="__DdeLink__390_16863859911"/></text:p>
            </text:list-item>
            <text:list-item>
              <text:p text:style-name="P38"><text:span text:style-name="T24">«объекты шлюза </text:span><text:span text:style-name="T28">связей</text:span><text:span text:style-name="T24">»</text:span><text:bookmark-start text:name="__DdeLink__390_168638599111"/><text:span text:style-name="T28">.</text:span><text:bookmark-end text:name="__DdeLink__390_168638599111"/></text:p>
            </text:list-item>
          </text:list>
        </text:list-item>
      </text:list>
      <text:list xml:id="list114140793505859" text:continue-list="list114140220522890" text:style-name="L2">
        <text:list-item>
          <text:p text:style-name="P39"><text:span text:style-name="T32">Аккумуляция и агрегация хранимых данных.</text:span></text:p>
        </text:list-item>
        <text:list-item>
          <text:p text:style-name="P39"><text:span text:style-name="T31"><text:s/>Общий подход к п</text:span><text:span text:style-name="T21">ередач</text:span><text:span text:style-name="T31">е</text:span><text:span text:style-name="T21"> через шлюз любой другой информации </text:span><text:span text:style-name="T26">с которой работает </text:span><text:span text:style-name="T8">s5-</text:span><text:span text:style-name="T26">сервер</text:span><text:span text:style-name="T21">.</text:span></text:p>
        </text:list-item>
        <text:list-item>
          <text:p text:style-name="P33">Варианты <text:span text:style-name="T100">публикации</text:span> объектов <text:span text:style-name="T87">с помощью</text:span> <text:span text:style-name="T87">s</text:span><text:span text:style-name="T19">5admin </text:span><text:span text:style-name="T87">и</text:span><text:span text:style-name="T19"> GUI. </text:span><text:span text:style-name="T90">Выборочная и групповая публикация объектов шлюза</text:span><text:span text:style-name="T19">. </text:span><text:span text:style-name="T104">Варианты (стратегии) автоматической публикации.</text:span></text:p>
        </text:list-item>
        <text:list-item>
          <text:p text:style-name="P34">Контроль <text:span text:style-name="T88">конкурентной записи данных объектов шлюза нескольких серверов.</text:span></text:p>
        </text:list-item>
        <text:list-item>
          <text:p text:style-name="P34"/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H20M53S</meta:editing-duration>
    <meta:editing-cycles>123</meta:editing-cycles>
    <meta:generator>LibreOffice/5.2.0.4$Windows_X86_64 LibreOffice_project/066b007f5ebcc236395c7d282ba488bca6720265</meta:generator>
    <dc:date>2017-07-27T11:41:37.932000000</dc:date>
    <meta:document-statistic meta:table-count="0" meta:image-count="0" meta:object-count="0" meta:page-count="2" meta:paragraph-count="42" meta:word-count="510" meta:character-count="4064" meta:non-whitespace-character-count="3593"/>
    <meta:user-defined meta:name="Info 1"/>
    <meta:user-defined meta:name="Info 2"/>
    <meta:user-defined meta:name="Info 3"/>
    <meta:user-defined meta:name="Info 4"/>
  </office:meta>
</office:document-meta>
</file>